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style:writing-mode="lr-tb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cm" fo:margin-bottom="0cm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cm" fo:margin-bottom="0cm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T1" style:family="text">
      <style:text-properties officeooo:rsid="001f9ac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1. Prévisions de dépenses (Budget)</text:h>
      <text:p text:style-name="P2"><text:span text:style-name="Strong_20_Emphasis">Description</text:span> : <text:bookmark-start text:name="__DdeLink__620_125829905"/>Permet de prévoir et d’enregistrer les dépenses pour gérer le budget.<text:bookmark-end text:name="__DdeLink__620_125829905"/><text:line-break/><text:line-break/><text:span text:style-name="Strong_20_Emphasis">Flow d’événements</text:span> :</text:p>
      <text:list text:style-name="L1">
        <text:list-item>
          <text:p text:style-name="P3"><text:span text:style-name="Emphasis">Scénario principal</text:span> : </text:p>
          <text:list>
            <text:list-item>
              <text:p text:style-name="P3"><text:bookmark-start text:name="__DdeLink__571_125829905"/>Le Responsable budgétaire accède au module Budgetisation.<text:bookmark-end text:name="__DdeLink__571_125829905"/><text:line-break/>1-1. <text:bookmark-start text:name="__DdeLink__573_125829905"/>Le système affiche un formulaire de saisie.<text:bookmark-end text:name="__DdeLink__573_125829905"/> </text:p>
            </text:list-item>
            <text:list-item>
              <text:p text:style-name="P3"><text:bookmark-start text:name="__DdeLink__575_125829905"/>Le Responsable budgétaire saisit montant, catégorie et date<text:bookmark-end text:name="__DdeLink__575_125829905"/>.<text:line-break/>2-1.<text:bookmark-start text:name="__DdeLink__577_125829905"/> Le système valide et enregistre la prévision.<text:bookmark-end text:name="__DdeLink__577_125829905"/><text:line-break/><text:span text:style-name="T1">2</text:span>-1-1. <text:bookmark-start text:name="__DdeLink__579_125829905"/>Le Comptable consulte les données enregistrées<text:bookmark-end text:name="__DdeLink__579_125829905"/>. </text:p>
            </text:list-item>
          </text:list>
        </text:list-item>
        <text:list-item>
          <text:p text:style-name="P3"><text:span text:style-name="Emphasis">Scénario alternatif</text:span> :<text:line-break/>2-1. <text:bookmark-start text:name="__DdeLink__581_125829905"/>Le système affiche un message d’erreur si la saisie est incorrecte<text:bookmark-end text:name="__DdeLink__581_125829905"/>.<text:line-break/>2. <text:bookmark-start text:name="__DdeLink__583_125829905"/>Le Responsable budgétaire corrige les données<text:bookmark-end text:name="__DdeLink__583_125829905"/>.<text:line-break/><text:span text:style-name="Strong_20_Emphasis">Préconditions</text:span> : </text:p>
        </text:list-item>
        <text:list-item>
          <text:p text:style-name="P3">L’utilisateur est authentifié. </text:p>
        </text:list-item>
        <text:list-item>
          <text:p text:style-name="P3">Le module Budgetisation est accessible.<text:line-break/><text:span text:style-name="Strong_20_Emphasis">Postconditions</text:span> : </text:p>
        </text:list-item>
        <text:list-item>
          <text:p text:style-name="P3"><text:bookmark-start text:name="__DdeLink__585_125829905"/>La prévision de dépense est enregistrée dans la base de données. </text:p>
        </text:list-item>
        <text:list-item>
          <text:p text:style-name="P3">Les données sont disponibles pour consultation.<text:bookmark-end text:name="__DdeLink__585_125829905"/><text:line-break/><text:span text:style-name="Strong_20_Emphasis">Acteurs concernés</text:span> : </text:p>
        </text:list-item>
        <text:list-item>
          <text:p text:style-name="P3">Principal : Responsable budgétaire </text:p>
        </text:list-item>
        <text:list-item>
          <text:p text:style-name="P4">Secondaire : Comptable </text:p>
        </text:list-item>
      </text:list>
      <text:p text:style-name="Horizontal_20_Line"/>
      <text:h text:style-name="Heading_20_3" text:outline-level="3">2. Prévision de recette (Caisse)</text:h>
      <text:p text:style-name="P2"><text:span text:style-name="Strong_20_Emphasis">Description</text:span> : <text:bookmark-start text:name="__DdeLink__622_125829905"/>Permet de prévoir et d’enregistrer les recettes attendues (cotisations, subventions).<text:bookmark-end text:name="__DdeLink__622_125829905"/><text:line-break/><text:line-break/><text:span text:style-name="Strong_20_Emphasis">Flow d’événements</text:span> :</text:p>
      <text:list text:style-name="L2">
        <text:list-item>
          <text:p text:style-name="P5"><text:span text:style-name="Emphasis">Scénario principal</text:span> : </text:p>
          <text:list>
            <text:list-item>
              <text:p text:style-name="P5">L’Agent de caisse accède au module Caisse.<text:line-break/>1-1. Le système affiche un formulaire de saisie. </text:p>
            </text:list-item>
            <text:list-item>
              <text:p text:style-name="P5">L’Agent de caisse saisit montant, source et date.<text:line-break/>2-1. Le système valide et enregistre la prévision.<text:line-break/><text:span text:style-name="T1">2</text:span>-1-1. Le Comptable suit les données enregistrées. </text:p>
            </text:list-item>
          </text:list>
        </text:list-item>
        <text:list-item>
          <text:p text:style-name="P5"><text:span text:style-name="Emphasis">Scénario alternatif</text:span> :<text:line-break/>2-1. Le système signale une erreur si la saisie est incomplète.<text:line-break/>2. L’Agent de caisse corrige les données.<text:line-break/><text:span text:style-name="Strong_20_Emphasis">Préconditions</text:span> : </text:p>
        </text:list-item>
        <text:list-item>
          <text:p text:style-name="P5"><text:bookmark-start text:name="__DdeLink__587_125829905"/>L’utilisateur est authentifié. </text:p>
        </text:list-item>
        <text:list-item>
          <text:p text:style-name="P5">Le module Caisse est opérationnel.<text:bookmark-end text:name="__DdeLink__587_125829905"/><text:line-break/><text:span text:style-name="Strong_20_Emphasis">Postconditions</text:span> : </text:p>
        </text:list-item>
        <text:list-item>
          <text:p text:style-name="P5"><text:bookmark-start text:name="__DdeLink__589_125829905"/>La prévision de recette est enregistrée. </text:p>
        </text:list-item>
        <text:list-item>
          <text:p text:style-name="P5"><text:soft-page-break/>Les données sont intégrées à la gestion de la caisse.<text:bookmark-end text:name="__DdeLink__589_125829905"/><text:line-break/><text:span text:style-name="Strong_20_Emphasis">Acteurs concernés</text:span> : </text:p>
        </text:list-item>
        <text:list-item>
          <text:p text:style-name="P5">Principal : Agent de caisse </text:p>
        </text:list-item>
        <text:list-item>
          <text:p text:style-name="P6">Secondaire : Comptable </text:p>
        </text:list-item>
      </text:list>
      <text:p text:style-name="Horizontal_20_Line"/>
      <text:h text:style-name="Heading_20_3" text:outline-level="3">3. Vote pour une dépense</text:h>
      <text:p text:style-name="P2"><text:span text:style-name="Strong_20_Emphasis">Description</text:span> : <text:bookmark-start text:name="__DdeLink__624_125829905"/>Permet de voter pour accepter ou rejeter une dépense proposée.<text:bookmark-end text:name="__DdeLink__624_125829905"/><text:line-break/><text:line-break/><text:span text:style-name="Strong_20_Emphasis">Flow d’événements</text:span> :</text:p>
      <text:list text:style-name="L3">
        <text:list-item>
          <text:p text:style-name="P7"><text:span text:style-name="Emphasis">Scénario principal</text:span> : </text:p>
          <text:list>
            <text:list-item>
              <text:p text:style-name="P7">Le Décideur reçoit une proposition de dépense.<text:line-break/>1-1. Le système affiche les détails de la proposition. </text:p>
            </text:list-item>
            <text:list-item>
              <text:p text:style-name="P7">Le Décideur vote (oui/non).<text:line-break/>2-1. Le système compile les votes et affiche le résultat.<text:line-break/><text:span text:style-name="T1">2</text:span>-1-1. L’Assistant de gestion soutient le processus. </text:p>
            </text:list-item>
          </text:list>
        </text:list-item>
        <text:list-item>
          <text:p text:style-name="P7"><text:span text:style-name="Emphasis">Scénario alternatif</text:span> :<text:line-break/>2-1. Le système déclenche un nouveau vote si le quorum n’est pas atteint.<text:line-break/>2. Le Décideur vote à nouveau.<text:line-break/><text:span text:style-name="Strong_20_Emphasis">Préconditions</text:span> : </text:p>
        </text:list-item>
        <text:list-item>
          <text:p text:style-name="P7"><text:bookmark-start text:name="__DdeLink__591_125829905"/>Une proposition de dépense est validée. </text:p>
        </text:list-item>
        <text:list-item>
          <text:p text:style-name="P7">Les décideurs sont authentifiés.<text:bookmark-end text:name="__DdeLink__591_125829905"/><text:line-break/><text:span text:style-name="Strong_20_Emphasis">Postconditions</text:span> : </text:p>
        </text:list-item>
        <text:list-item>
          <text:p text:style-name="P7"><text:bookmark-start text:name="__DdeLink__593_125829905"/>La décision (acceptation/rejet) est enregistrée. </text:p>
        </text:list-item>
        <text:list-item>
          <text:p text:style-name="P7">Le résultat est disponible pour la suite.<text:bookmark-end text:name="__DdeLink__593_125829905"/><text:line-break/><text:span text:style-name="Strong_20_Emphasis">Acteurs concernés</text:span> : </text:p>
        </text:list-item>
        <text:list-item>
          <text:p text:style-name="P7">Principal : Décideur </text:p>
        </text:list-item>
        <text:list-item>
          <text:p text:style-name="P8">Secondaire : Assistant de gestion </text:p>
        </text:list-item>
      </text:list>
      <text:p text:style-name="Horizontal_20_Line"/>
      <text:h text:style-name="Heading_20_3" text:outline-level="3">4. Vote pour une recette</text:h>
      <text:p text:style-name="P2"><text:span text:style-name="Strong_20_Emphasis">Description</text:span> : <text:bookmark-start text:name="__DdeLink__626_125829905"/>Permet de voter sur la validité d’une recette (ex. cotisation).<text:bookmark-end text:name="__DdeLink__626_125829905"/><text:line-break/><text:line-break/><text:span text:style-name="Strong_20_Emphasis">Flow d’événements</text:span> :</text:p>
      <text:list text:style-name="L4">
        <text:list-item>
          <text:p text:style-name="P9"><text:span text:style-name="Emphasis">Scénario principal</text:span> : </text:p>
          <text:list>
            <text:list-item>
              <text:p text:style-name="P9">Le Membre votant reçoit une proposition de recette.<text:line-break/>1-1. Le système affiche les détails de la proposition. </text:p>
            </text:list-item>
            <text:list-item>
              <text:p text:style-name="P9">Le Membre votant vote (valider/rejeter).<text:line-break/>2-1. Le système enregistre le résultat.<text:line-break/><text:span text:style-name="T1">2</text:span>-1-1. L’Administrateur gère le processus. </text:p>
            </text:list-item>
          </text:list>
        </text:list-item>
        <text:list-item>
          <text:p text:style-name="P9"><text:span text:style-name="Emphasis">Scénario alternatif</text:span> :<text:line-break/>2-1. Le système demande une révision si la recette est rejetée.<text:line-break/><text:soft-page-break/>2. Le Membre votant ajuste son vote si nécessaire.<text:line-break/><text:span text:style-name="Strong_20_Emphasis">Préconditions</text:span> : </text:p>
        </text:list-item>
        <text:list-item>
          <text:p text:style-name="P9"><text:bookmark-start text:name="__DdeLink__595_125829905"/>Une proposition de recette est validée. </text:p>
        </text:list-item>
        <text:list-item>
          <text:p text:style-name="P9">Les votants ont les droits nécessaires.<text:bookmark-end text:name="__DdeLink__595_125829905"/><text:line-break/><text:span text:style-name="Strong_20_Emphasis">Postconditions</text:span> : </text:p>
        </text:list-item>
        <text:list-item>
          <text:p text:style-name="P9"><text:bookmark-start text:name="__DdeLink__597_125829905"/>La décision est enregistrée. </text:p>
        </text:list-item>
        <text:list-item>
          <text:p text:style-name="P9">La recette validée est intégrée à la caisse.<text:bookmark-end text:name="__DdeLink__597_125829905"/><text:line-break/><text:span text:style-name="Strong_20_Emphasis">Acteurs concernés</text:span> : </text:p>
        </text:list-item>
        <text:list-item>
          <text:p text:style-name="P9">Principal : Membre votant </text:p>
        </text:list-item>
        <text:list-item>
          <text:p text:style-name="P10">Secondaire : Administrateur </text:p>
        </text:list-item>
      </text:list>
      <text:p text:style-name="Horizontal_20_Line"/>
      <text:h text:style-name="Heading_20_3" text:outline-level="3">5. Encaissement (Faire entrer de l’argent)</text:h>
      <text:p text:style-name="P2"><text:span text:style-name="Strong_20_Emphasis">Description</text:span> : <text:bookmark-start text:name="__DdeLink__628_125829905"/>Gère l’enregistrement des entrées d’argent dans la caisse.<text:bookmark-end text:name="__DdeLink__628_125829905"/><text:line-break/><text:line-break/><text:span text:style-name="Strong_20_Emphasis">Flow d’événements</text:span> :</text:p>
      <text:list text:style-name="L5">
        <text:list-item>
          <text:p text:style-name="P11"><text:span text:style-name="Emphasis">Scénario principal</text:span> : </text:p>
          <text:list>
            <text:list-item>
              <text:p text:style-name="P11">L’Agent de caisse accède à la caisse.<text:line-break/>1-1. Le système affiche un formulaire d’encaissement. </text:p>
            </text:list-item>
            <text:list-item>
              <text:p text:style-name="P11">L’Agent de caisse saisit montant, source et date.<text:line-break/>2-1. Le système met à jour le solde.<text:line-break/><text:span text:style-name="T1">2</text:span>-1-1. L’Administrateur supervise l’opération. </text:p>
            </text:list-item>
          </text:list>
        </text:list-item>
        <text:list-item>
          <text:p text:style-name="P11"><text:span text:style-name="Emphasis">Scénario alternatif</text:span> :<text:line-break/>2-1. Le système affiche une alerte si erreur de saisie.<text:line-break/>2. L’Agent de caisse corrige les données.<text:line-break/><text:span text:style-name="Strong_20_Emphasis">Préconditions</text:span> : </text:p>
        </text:list-item>
        <text:list-item>
          <text:p text:style-name="P11"><text:bookmark-start text:name="__DdeLink__599_125829905"/>L’utilisateur est authentifié. </text:p>
        </text:list-item>
        <text:list-item>
          <text:p text:style-name="P11">La caisse est ouverte.<text:bookmark-end text:name="__DdeLink__599_125829905"/><text:line-break/><text:span text:style-name="Strong_20_Emphasis">Postconditions</text:span> : </text:p>
        </text:list-item>
        <text:list-item>
          <text:p text:style-name="P11"><text:bookmark-start text:name="__DdeLink__601_125829905"/>Le montant est ajouté au solde de la caisse. </text:p>
        </text:list-item>
        <text:list-item>
          <text:p text:style-name="P11">L’opération est enregistrée.<text:bookmark-end text:name="__DdeLink__601_125829905"/><text:line-break/><text:span text:style-name="Strong_20_Emphasis">Acteurs concernés</text:span> : </text:p>
        </text:list-item>
        <text:list-item>
          <text:p text:style-name="P11">Principal : Agent de caisse </text:p>
        </text:list-item>
        <text:list-item>
          <text:p text:style-name="P12">Secondaire : Administrateur </text:p>
        </text:list-item>
      </text:list>
      <text:p text:style-name="Horizontal_20_Line"/>
      <text:h text:style-name="Heading_20_3" text:outline-level="3">6. Sortie d’argent (Dépenses)</text:h>
      <text:p text:style-name="P2"><text:span text:style-name="Strong_20_Emphasis">Description</text:span> : <text:bookmark-start text:name="__DdeLink__630_125829905"/>Enregistre les sorties d’argent pour des dépenses diverses.<text:bookmark-end text:name="__DdeLink__630_125829905"/><text:line-break/><text:line-break/><text:span text:style-name="Strong_20_Emphasis">Flow d’événements</text:span> :</text:p>
      <text:list text:style-name="L6">
        <text:list-item>
          <text:p text:style-name="P13"><text:span text:style-name="Emphasis">Scénario principal</text:span> : </text:p>
          <text:list>
            <text:list-item>
              <text:p text:style-name="P13">Le Responsable de paiement sélectionne « Sortie d’argent ».<text:line-break/>1-1. Le système affiche un formulaire de saisie. </text:p>
            </text:list-item>
            <text:list-item>
              <text:p text:style-name="P13"><text:soft-page-break/>Le Responsable de paiement saisit montant, bénéficiaire et date.<text:line-break/>2-1. Le système vérifie les fonds et enregistre.<text:line-break/><text:span text:style-name="T1">2</text:span>-1-1. Le Comptable audite l’opération. </text:p>
            </text:list-item>
          </text:list>
        </text:list-item>
        <text:list-item>
          <text:p text:style-name="P13"><text:span text:style-name="Emphasis">Scénario alternatif</text:span> :<text:line-break/>2-1. Le système bloque l’opération si les fonds sont insuffisants.<text:line-break/>2. Le Responsable de paiement régularise les fonds.<text:line-break/><text:span text:style-name="Strong_20_Emphasis">Préconditions</text:span> : </text:p>
        </text:list-item>
        <text:list-item>
          <text:p text:style-name="P13"><text:bookmark-start text:name="__DdeLink__603_125829905"/>L’utilisateur est authentifié. </text:p>
        </text:list-item>
        <text:list-item>
          <text:p text:style-name="P13">Le module Caisse est synchronisé.<text:bookmark-end text:name="__DdeLink__603_125829905"/><text:line-break/><text:span text:style-name="Strong_20_Emphasis">Postconditions</text:span> : </text:p>
        </text:list-item>
        <text:list-item>
          <text:p text:style-name="P13"><text:bookmark-start text:name="__DdeLink__605_125829905"/>La dépense est enregistrée. </text:p>
        </text:list-item>
        <text:list-item>
          <text:p text:style-name="P13">Le solde de la caisse est mis à jour.<text:bookmark-end text:name="__DdeLink__605_125829905"/><text:line-break/><text:span text:style-name="Strong_20_Emphasis">Acteurs concernés</text:span> : </text:p>
        </text:list-item>
        <text:list-item>
          <text:p text:style-name="P13">Principal : Responsable de paiement </text:p>
        </text:list-item>
        <text:list-item>
          <text:p text:style-name="P14">Secondaire : Comptable </text:p>
        </text:list-item>
      </text:list>
      <text:p text:style-name="Horizontal_20_Line"/>
      <text:h text:style-name="Heading_20_3" text:outline-level="3">7. Consultation et Reporting</text:h>
      <text:p text:style-name="P2"><text:span text:style-name="Strong_20_Emphasis">Description</text:span> : <text:bookmark-start text:name="__DdeLink__632_125829905"/>Permet de consulter et générer des rapports sur les données financières.<text:bookmark-end text:name="__DdeLink__632_125829905"/><text:line-break/><text:line-break/><text:span text:style-name="Strong_20_Emphasis">Flow d’événements</text:span> :</text:p>
      <text:list text:style-name="L7">
        <text:list-item>
          <text:p text:style-name="P15"><text:span text:style-name="Emphasis">Scénario principal</text:span> : </text:p>
          <text:list>
            <text:list-item>
              <text:p text:style-name="P15">L’Analyste financier accède au module Reporting.<text:line-break/>1-1. Le système affiche un tableau de bord. </text:p>
            </text:list-item>
            <text:list-item>
              <text:p text:style-name="P15">L’Analyste financier filtre les données et génère un rapport.<text:line-break/>2-1. Le système affiche ou exporte le rapport.<text:line-break/><text:span text:style-name="T1">2</text:span>-1-1. Le Comptable consulte le rapport généré. </text:p>
            </text:list-item>
          </text:list>
        </text:list-item>
        <text:list-item>
          <text:p text:style-name="P15"><text:span text:style-name="Emphasis">Scénario alternatif</text:span> :<text:line-break/>2-1. Le système affiche un message si aucun résultat.<text:line-break/>2. L’Analyste financier ajuste les filtres.<text:line-break/><text:span text:style-name="Strong_20_Emphasis">Préconditions</text:span> : </text:p>
        </text:list-item>
        <text:list-item>
          <text:p text:style-name="P15"><text:bookmark-start text:name="__DdeLink__607_125829905"/>L’utilisateur est authentifié. </text:p>
        </text:list-item>
        <text:list-item>
          <text:p text:style-name="P15">Des données sont disponibles.<text:bookmark-end text:name="__DdeLink__607_125829905"/><text:line-break/><text:span text:style-name="Strong_20_Emphasis">Postconditions</text:span> : </text:p>
        </text:list-item>
        <text:list-item>
          <text:p text:style-name="P15"><text:bookmark-start text:name="__DdeLink__609_125829905"/>Le rapport est généré. </text:p>
        </text:list-item>
        <text:list-item>
          <text:p text:style-name="P15">Le rapport est exportable si demandé.<text:bookmark-end text:name="__DdeLink__609_125829905"/><text:line-break/><text:span text:style-name="Strong_20_Emphasis">Acteurs concernés</text:span> : </text:p>
        </text:list-item>
        <text:list-item>
          <text:p text:style-name="P15">Principal : Analyste financier </text:p>
        </text:list-item>
        <text:list-item>
          <text:p text:style-name="P16">Secondaire : Comptable </text:p>
        </text:list-item>
      </text:list>
      <text:p text:style-name="Horizontal_20_Line"/>
      <text:h text:style-name="Heading_20_3" text:outline-level="3"><text:soft-page-break/>8. Modification / Annulation d’une prévision</text:h>
      <text:p text:style-name="P2"><text:span text:style-name="Strong_20_Emphasis">Description</text:span> : <text:bookmark-start text:name="__DdeLink__634_125829905"/>Permet de modifier ou annuler une prévision existante<text:bookmark-end text:name="__DdeLink__634_125829905"/>.<text:line-break/><text:line-break/><text:span text:style-name="Strong_20_Emphasis">Flow d’événements</text:span> :</text:p>
      <text:list text:style-name="L8">
        <text:list-item>
          <text:p text:style-name="P17"><text:span text:style-name="Emphasis">Scénario principal</text:span> : </text:p>
          <text:list>
            <text:list-item>
              <text:p text:style-name="P17">Le Responsable budgétaire sélectionne une prévision.<text:line-break/>1-1. Le système affiche les détails de la prévision. </text:p>
            </text:list-item>
            <text:list-item>
              <text:p text:style-name="P17">Le Responsable budgétaire modifie ou annule les données.<text:line-break/>2-1. Le système valide et met à jour la prévision.<text:line-break/><text:span text:style-name="T1">2</text:span>-1-1. Le Comptable vérifie les changements. </text:p>
            </text:list-item>
          </text:list>
        </text:list-item>
        <text:list-item>
          <text:p text:style-name="P17"><text:span text:style-name="Emphasis">Scénario alternatif</text:span> :<text:line-break/>2-1. Le système signale une erreur si les règles ne sont pas respectées.<text:line-break/>2. Le Responsable budgétaire corrige les données.<text:line-break/><text:span text:style-name="Strong_20_Emphasis">Préconditions</text:span> : </text:p>
        </text:list-item>
        <text:list-item>
          <text:p text:style-name="P17"><text:bookmark-start text:name="__DdeLink__611_125829905"/>L’utilisateur est authentifié. </text:p>
        </text:list-item>
        <text:list-item>
          <text:p text:style-name="P17">Une prévision existe dans le système.<text:bookmark-end text:name="__DdeLink__611_125829905"/><text:line-break/><text:span text:style-name="Strong_20_Emphasis">Postconditions</text:span> : </text:p>
        </text:list-item>
        <text:list-item>
          <text:p text:style-name="P17"><text:bookmark-start text:name="__DdeLink__613_125829905"/>La prévision est modifiée ou supprimée. </text:p>
        </text:list-item>
        <text:list-item>
          <text:p text:style-name="P17">Les changements sont enregistrés.<text:bookmark-end text:name="__DdeLink__613_125829905"/><text:line-break/><text:span text:style-name="Strong_20_Emphasis">Acteurs concernés</text:span> : </text:p>
        </text:list-item>
        <text:list-item>
          <text:p text:style-name="P17">Principal : Responsable budgétaire </text:p>
        </text:list-item>
        <text:list-item>
          <text:p text:style-name="P18">Secondaire : Comptable </text:p>
        </text:list-item>
      </text:list>
      <text:p text:style-name="Horizontal_20_Line"/>
      <text:h text:style-name="Heading_20_3" text:outline-level="3">9. Gestion des notifications</text:h>
      <text:p text:style-name="P2"><text:span text:style-name="Strong_20_Emphasis">Description</text:span> : <text:bookmark-start text:name="__DdeLink__636_125829905"/>Envoie des alertes pour informer les utilisateurs d’actions à faire<text:bookmark-end text:name="__DdeLink__636_125829905"/>.<text:line-break/><text:line-break/><text:span text:style-name="Strong_20_Emphasis">Flow d’événements</text:span> :</text:p>
      <text:list text:style-name="L9">
        <text:list-item>
          <text:p text:style-name="P19"><text:span text:style-name="Emphasis">Scénario principal</text:span> : </text:p>
          <text:list>
            <text:list-item>
              <text:p text:style-name="P19">Le Responsable budgétaire est concerné par un événement.<text:line-break/>1-1. Le système déclenche et envoie une notification. </text:p>
            </text:list-item>
            <text:list-item>
              <text:p text:style-name="P19">Le Responsable budgétaire reçoit et agit.<text:line-break/>2-1. Le système met à jour l’état de l’événement.<text:line-break/><text:span text:style-name="T1">2</text:span>-1-1. L’Administrateur système configure les notifications. </text:p>
            </text:list-item>
          </text:list>
        </text:list-item>
        <text:list-item>
          <text:p text:style-name="P19"><text:span text:style-name="Emphasis">Scénario alternatif</text:span> :<text:line-break/>2-1. Le système relance la notification si pas de réponse.<text:line-break/>2. Le Responsable budgétaire agit après relance.<text:line-break/><text:span text:style-name="Strong_20_Emphasis">Préconditions</text:span> : </text:p>
        </text:list-item>
        <text:list-item>
          <text:p text:style-name="P19"><text:bookmark-start text:name="__DdeLink__615_125829905"/>Le système de notification est configuré. </text:p>
        </text:list-item>
        <text:list-item>
          <text:p text:style-name="P19">L’utilisateur est identifiable.<text:bookmark-end text:name="__DdeLink__615_125829905"/><text:line-break/><text:span text:style-name="Strong_20_Emphasis">Postconditions</text:span> : </text:p>
        </text:list-item>
        <text:list-item>
          <text:p text:style-name="P19"><text:bookmark-start text:name="__DdeLink__617_125829905"/>La notification est envoyée. </text:p>
        </text:list-item>
        <text:list-item>
          <text:p text:style-name="P19">L’état de l’événement est mis à jour.<text:bookmark-end text:name="__DdeLink__617_125829905"/><text:line-break/><text:span text:style-name="Strong_20_Emphasis">Acteurs concernés</text:span> : </text:p>
        </text:list-item>
        <text:list-item>
          <text:p text:style-name="P19"><text:soft-page-break/>Principal : Responsable budgétaire </text:p>
        </text:list-item>
        <text:list-item>
          <text:p text:style-name="P20">Secondaire : Administrateur système </text:p>
        </text:list-item>
      </text:list>
      <text:p text:style-name="Horizontal_20_Line"/>
      <text:h text:style-name="Heading_20_3" text:outline-level="3">10. Configuration du module</text:h>
      <text:p text:style-name="P2"><text:span text:style-name="Strong_20_Emphasis">Description</text:span> : <text:bookmark-start text:name="__DdeLink__638_125829905"/>Permet de paramétrer le système (seuils, droits, règles).<text:bookmark-end text:name="__DdeLink__638_125829905"/><text:line-break/><text:line-break/><text:span text:style-name="Strong_20_Emphasis">Flow d’événements</text:span> :</text:p>
      <text:list text:style-name="L10">
        <text:list-item>
          <text:p text:style-name="P21"><text:span text:style-name="Emphasis">Scénario principal</text:span> : </text:p>
          <text:list>
            <text:list-item>
              <text:p text:style-name="P21"><text:bookmark-start text:name="__DdeLink__557_125829905"/>L’Administrateur système accède à la configuration.<text:bookmark-end text:name="__DdeLink__557_125829905"/><text:line-break/>1-1. <text:bookmark-start text:name="__DdeLink__559_125829905"/>Le système affiche les paramètres actuels<text:bookmark-end text:name="__DdeLink__559_125829905"/>. </text:p>
            </text:list-item>
            <text:list-item>
              <text:p text:style-name="P21"><text:bookmark-start text:name="__DdeLink__561_125829905"/>L’Administrateur système modifie les paramètres.<text:bookmark-end text:name="__DdeLink__561_125829905"/><text:line-break/>2-1. <text:bookmark-start text:name="__DdeLink__563_125829905"/>Le système applique les changements.<text:bookmark-end text:name="__DdeLink__563_125829905"/><text:line-break/><text:span text:style-name="T1">2</text:span>-1-1. <text:bookmark-start text:name="__DdeLink__565_125829905"/>Le Responsable budgétaire consulte les paramètres. <text:bookmark-end text:name="__DdeLink__565_125829905"/></text:p>
            </text:list-item>
          </text:list>
        </text:list-item>
        <text:list-item>
          <text:p text:style-name="P21"><text:span text:style-name="Emphasis">Scénario alternatif</text:span> :<text:line-break/>2-1. <text:bookmark-start text:name="__DdeLink__567_125829905"/>Le système affiche une alerte si les paramètres sont invalides.<text:bookmark-end text:name="__DdeLink__567_125829905"/><text:line-break/>2. <text:bookmark-start text:name="__DdeLink__569_125829905"/>L’Administrateur système corrige les paramètres.<text:bookmark-end text:name="__DdeLink__569_125829905"/><text:line-break/><text:span text:style-name="Strong_20_Emphasis">Préconditions</text:span> : </text:p>
        </text:list-item>
        <text:list-item>
          <text:p text:style-name="P21">L’utilisateur est authentifié avec droits d’administrateur. </text:p>
        </text:list-item>
        <text:list-item>
          <text:p text:style-name="P21">Le module est accessible.<text:line-break/><text:span text:style-name="Strong_20_Emphasis">Postconditions</text:span> : </text:p>
        </text:list-item>
        <text:list-item>
          <text:p text:style-name="P21">Les paramètres sont mis à jour. </text:p>
        </text:list-item>
        <text:list-item>
          <text:p text:style-name="P21">Les changements sont appliqués au système.<text:line-break/><text:span text:style-name="Strong_20_Emphasis">Acteurs concernés</text:span> : </text:p>
        </text:list-item>
        <text:list-item>
          <text:p text:style-name="P21">Principal : Administrateur système </text:p>
        </text:list-item>
        <text:list-item>
          <text:p text:style-name="P22">Secondaire : Responsable budgétaire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5:15:19.285251314</meta:creation-date>
    <dc:date>2025-04-09T11:44:37.509212803</dc:date>
    <meta:editing-duration>PT2H8M22S</meta:editing-duration>
    <meta:editing-cycles>6</meta:editing-cycles>
    <meta:generator>LibreOffice/24.8.6.2$Linux_X86_64 LibreOffice_project/d50be90c1d90f0f90a5235ffcbbafbbfa38a83c2</meta:generator>
    <meta:document-statistic meta:table-count="0" meta:image-count="0" meta:object-count="0" meta:page-count="6" meta:paragraph-count="120" meta:word-count="1255" meta:character-count="8081" meta:non-whitespace-character-count="6937"/>
  </office:meta>
</office:document-meta>
</file>